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bold" officeooo:rsid="0019f7f5" officeooo:paragraph-rsid="0056e3b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6e3b7" officeooo:paragraph-rsid="0056e3b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9f7f5" officeooo:paragraph-rsid="0019f7f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9f7f5" officeooo:paragraph-rsid="0056e3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56e3b7" officeooo:paragraph-rsid="0057c32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language="ru" fo:country="RU" fo:font-weight="bold" officeooo:rsid="0056e3b7" officeooo:paragraph-rsid="0019f7f5" style:font-size-asian="15pt" style:font-weight-asian="bold" style:font-size-complex="15pt" style:font-weight-complex="bold"/>
    </style:style>
    <style:style style:name="P7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5pt" fo:language="ru" fo:country="RU" fo:font-weight="normal" officeooo:rsid="0056e3b7" officeooo:paragraph-rsid="0056e3b7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fo:language="ru" fo:country="RU" fo:font-weight="bold" officeooo:rsid="0056e3b7" officeooo:paragraph-rsid="0019f7f5" style:font-size-asian="10pt" style:font-weight-asian="bold" style:font-size-complex="10pt" style:font-weight-complex="bold"/>
    </style:style>
    <style:style style:name="P9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4pt" fo:language="ru" fo:country="RU" fo:font-weight="normal" officeooo:rsid="0056e3b7" officeooo:paragraph-rsid="0059bb1e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4pt" fo:language="ru" fo:country="RU" fo:font-weight="normal" officeooo:rsid="0056e3b7" officeooo:paragraph-rsid="0059bb1e" style:font-size-asian="14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4pt" fo:language="ru" fo:country="RU" fo:font-weight="normal" officeooo:rsid="0056e3b7" officeooo:paragraph-rsid="0059bb1e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4pt" fo:language="ru" fo:country="RU" fo:font-weight="normal" officeooo:rsid="0056e3b7" officeooo:paragraph-rsid="0059bb1e" style:font-size-asian="14pt" style:font-weight-asian="normal" style:font-size-complex="14pt" style:font-weight-complex="normal"/>
    </style:style>
    <style:style style:name="P13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4pt" fo:language="ru" fo:country="RU" fo:font-weight="normal" officeooo:rsid="0056e3b7" officeooo:paragraph-rsid="0056e3b7" style:font-size-asian="14pt" style:font-weight-asian="normal" style:font-size-complex="14pt" style:font-weight-complex="normal"/>
    </style:style>
    <style:style style:name="P14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4pt" fo:language="ru" fo:country="RU" fo:font-weight="normal" officeooo:rsid="0056e3b7" officeooo:paragraph-rsid="0056e3b7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4pt" fo:language="ru" fo:country="RU" fo:font-weight="normal" officeooo:rsid="0056e3b7" officeooo:paragraph-rsid="0056e3b7" style:font-size-asian="14pt" style:font-weight-asian="normal" style:font-size-complex="14pt" style:font-weight-complex="normal"/>
    </style:style>
    <style:style style:name="P16" style:family="paragraph" style:parent-style-name="Standard" style:master-page-name="">
      <loext:graphic-properties draw:fill="none" draw:fill-hatch-name="hatch"/>
      <style:paragraph-properties fo:margin-left="0cm" fo:margin-right="0cm" fo:text-align="start" style:justify-single-word="false" fo:text-indent="9.999cm" style:auto-text-indent="false" style:page-number="auto" fo:background-color="transparent">
        <style:tab-stops>
          <style:tab-stop style:position="10.005cm"/>
        </style:tab-stops>
      </style:paragraph-properties>
      <style:text-properties fo:font-size="14pt" fo:language="ru" fo:country="RU" fo:font-weight="normal" officeooo:rsid="0056e3b7" officeooo:paragraph-rsid="0056e3b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56e3b7" officeooo:paragraph-rsid="0019f7f5" style:font-size-asian="14pt" style:font-weight-asian="normal" style:font-size-complex="14pt" style:font-weight-complex="normal"/>
    </style:style>
    <style:style style:name="T1" style:family="text">
      <style:text-properties fo:language="ru" fo:country="RU" fo:font-weight="normal" style:font-weight-asian="normal" style:font-weight-complex="normal"/>
    </style:style>
    <style:style style:name="T2" style:family="text">
      <style:text-properties fo:language="ru" fo:country="RU" fo:font-weight="normal" officeooo:rsid="0056e3b7" style:font-weight-asian="normal" style:font-weight-complex="normal"/>
    </style:style>
    <style:style style:name="T3" style:family="text">
      <style:text-properties fo:language="ru" fo:country="RU" fo:font-weight="normal" officeooo:rsid="0024efa9" style:font-weight-asian="normal" style:font-weight-complex="normal"/>
    </style:style>
    <style:style style:name="T4" style:family="text">
      <style:text-properties fo:language="ru" fo:country="RU" fo:font-weight="normal" officeooo:rsid="0028edcd" style:font-weight-asian="normal" style:font-weight-complex="normal"/>
    </style:style>
    <style:style style:name="T5" style:family="text">
      <style:text-properties fo:language="ru" fo:country="RU" fo:font-weight="normal" officeooo:rsid="0057c325" style:font-weight-asian="normal" style:font-weight-complex="normal"/>
    </style:style>
    <style:style style:name="T6" style:family="text">
      <style:text-properties fo:language="ru" fo:country="RU" officeooo:rsid="0056e3b7"/>
    </style:style>
    <style:style style:name="T7" style:family="text">
      <style:text-properties officeooo:rsid="0029cf2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28edcd"/>
    </style:style>
    <style:style style:name="T10" style:family="text">
      <style:text-properties officeooo:rsid="0029aaa4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language="ru" fo:country="RU" fo:font-weight="normal" officeooo:rsid="0028edcd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Ректору учреждения образования</text:span></text:p>
      <text:p text:style-name="P13">«Белорусский государственный</text:p>
      <text:p text:style-name="P13">медицинский университет»</text:p>
      <text:p text:style-name="P13">Рубниковичу С.П.</text:p>
      <text:p text:style-name="P13">{d.fullName}, </text:p>
      <text:p text:style-name="P9">проживающего по адресу: </text:p>
      <text:p text:style-name="P9">{d.address},</text:p>
      <text:p text:style-name="P9">тел. {d.mobilePhone} </text:p>
      <text:p text:style-name="P9">{d.homePhone}</text:p>
      <text:p text:style-name="P17"/>
      <text:p text:style-name="P2"><text:tab/>Заявление</text:p>
      <text:p text:style-name="P2"><text:tab/>___.___.2023</text:p>
      <text:p text:style-name="P3"/>
      <text:p text:style-name="P4"><text:tab/><text:span text:style-name="T2">Прошу зачислить меня на повышение квалификации по образовательной программе </text:span><text:span text:style-name="T3">{d.serialNamber} </text:span><text:span text:style-name="T4">«{d.cour}» c {d.date} </text:span><text:span text:style-name="T2">в очной (дневной) форме получения образования.</text:span></text:p>
      <text:p text:style-name="P5"><text:span text:style-name="T1"><text:tab/>Копию </text:span><text:span text:style-name="T5">решения </text:span><text:span text:style-name="T4">{d.organName}</text:span><text:span text:style-name="T1"> о направлении на обучение прикладываю.</text:span></text:p>
      <text:p text:style-name="P6"/>
      <text:p text:style-name="P1"><text:span text:style-name="T6"><text:tab/><text:tab/><text:tab/><text:tab/><text:tab/><text:tab/><text:tab/><text:tab/></text:span><text:span text:style-name="T12">{d.fullName}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66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12-26T17:08:02.423000000</dc:date>
    <meta:editing-duration>PT2H</meta:editing-duration>
    <meta:editing-cycles>39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4" meta:word-count="47" meta:character-count="454" meta:non-whitespace-character-count="406"/>
  </office:meta>
</office:document-meta>
</file>